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paragraph-properties fo:background-color="#000000" style:text-autospace="none">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paragraph-properties fo:background-color="#000000" style:text-autospace="none">
        <style:background-image/>
      </style:paragraph-properties>
      <style:text-properties style:font-name="Envy Code R VS" fo:font-size="10pt" style:font-size-asian="10pt" style:font-size-complex="10pt"/>
    </style:style>
    <style:style style:name="P6" style:family="paragraph" style:parent-style-name="Standard">
      <style:paragraph-properties fo:background-color="#000000">
        <style:background-image/>
      </style:paragraph-properties>
      <style:text-properties fo:color="#e8f3f6" style:font-name="Consolas" fo:font-size="10pt" style:font-name-asian="Consolas" style:font-size-asian="10pt" style:font-name-complex="Consolas" style:font-size-complex="10pt"/>
    </style:style>
    <style:style style:name="P7" style:family="paragraph" style:parent-style-name="Standard">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8" style:family="paragraph" style:parent-style-name="Standard">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9" style:family="paragraph" style:parent-style-name="Standard">
      <style:paragraph-properties fo:background-color="#000000" style:text-autospace="none">
        <style:background-image/>
      </style:paragraph-properties>
      <style:text-properties fo:font-size="10pt" style:font-size-asian="10pt" style:font-size-complex="10pt"/>
    </style:style>
    <style:style style:name="P10" style:family="paragraph" style:parent-style-name="Standard" style:list-style-name="L1"/>
    <style:style style:name="P11" style:family="paragraph" style:parent-style-name="Standard">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2" style:family="paragraph" style:parent-style-name="Standard" style:list-style-name="L1">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3" style:family="paragraph" style:parent-style-name="Standard" style:list-style-name="L2">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4" style:family="paragraph" style:parent-style-name="Standard" style:list-style-name="L3">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list-style-name="L4">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list-style-name="L2"/>
    <style:style style:name="P17" style:family="paragraph" style:parent-style-name="Standard">
      <style:paragraph-properties fo:background-color="#000000">
        <style:background-image/>
      </style:paragraph-properties>
      <style:text-properties fo:font-size="10pt" style:font-size-asian="10pt" style:font-size-complex="10pt"/>
    </style:style>
    <style:style style:name="P18" style:family="paragraph" style:parent-style-name="Standard" style:list-style-name="">
      <style:paragraph-properties fo:background-color="#000000" style:text-autospace="none">
        <style:background-image/>
      </style:paragraph-properties>
      <style:text-properties fo:font-size="10pt" style:font-size-asian="10pt" style:font-size-complex="10pt"/>
    </style:style>
    <style:style style:name="P19" style:family="paragraph" style:parent-style-name="Standard" style:list-style-name="">
      <style:paragraph-properties fo:background-color="#000000" style:text-autospace="none">
        <style:background-image/>
      </style:paragraph-properties>
      <style:text-properties fo:color="#e8f3f6" style:font-name="Consolas" fo:font-size="10pt" style:font-name-asian="Consolas" style:font-size-asian="10pt" style:font-name-complex="Consolas" style:font-size-complex="10pt"/>
    </style:style>
    <style:style style:name="P20" style:family="paragraph" style:parent-style-name="Standard" style:list-style-name="">
      <style:paragraph-properties fo:background-color="#000000" style:text-autospace="none">
        <style:background-image/>
      </style:paragraph-properties>
      <style:text-properties fo:color="#e8f3f6" style:font-name="Consolas" fo:font-size="10pt" fo:font-weight="normal" style:font-name-asian="Consolas" style:font-size-asian="10pt" style:font-weight-asian="normal" style:font-name-complex="Consolas" style:font-size-complex="10pt" style:font-weight-complex="normal"/>
    </style:style>
    <style:style style:name="P21" style:family="paragraph" style:parent-style-name="Standard">
      <style:paragraph-properties fo:background-color="#000000">
        <style:background-image/>
      </style:paragraph-properties>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P22" style:family="paragraph" style:parent-style-name="Standard">
      <style:paragraph-properties fo:background-color="#000000">
        <style:background-image/>
      </style:paragraph-properties>
      <style:text-properties fo:color="#8ac6f2" style:font-name="Consolas" fo:font-size="9.5pt" fo:language="zxx" fo:country="none"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T1" style:family="text">
      <style:text-properties style:text-underline-style="none"/>
    </style:style>
    <style:style style:name="T2" style:family="text">
      <style:text-properties style:font-name="Envy Code R VS"/>
    </style:style>
    <style:style style:name="T3"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4"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5" style:family="text">
      <style:text-properties style:font-name="Envy Code R VS" fo:font-size="10pt" fo:language="zxx" fo:country="none" fo:font-style="italic" style:text-underline-style="solid" style:text-underline-width="auto" style:text-underline-color="font-color" style:font-size-asian="10pt" style:language-asian="zxx" style:country-asian="none" style:font-style-asian="italic" style:font-size-complex="10pt" style:language-complex="zxx" style:country-complex="none" style:font-style-complex="italic"/>
    </style:style>
    <style:style style:name="T6" style:family="text">
      <style:text-properties style:font-name="Envy Code R VS" fo:language="zxx" fo:country="none" fo:font-style="normal" style:text-underline-style="none" style:language-asian="zxx" style:country-asian="none" style:font-style-asian="normal" style:language-complex="zxx" style:country-complex="none" style:font-style-complex="normal"/>
    </style:style>
    <style:style style:name="T7" style:family="text">
      <style:text-properties fo:font-style="italic" style:font-style-asian="italic" style:font-style-complex="italic"/>
    </style:style>
    <style:style style:name="T8" style:family="text">
      <style:text-properties fo:color="#8ac6f2"/>
    </style:style>
    <style:style style:name="T9" style:family="text">
      <style:text-properties fo:color="#8ac6f2" style:font-name="Consolas" style:font-name-asian="Consolas" style:font-name-complex="Consolas"/>
    </style:style>
    <style:style style:name="T10" style:family="text">
      <style:text-properties fo:color="#8ac6f2" style:font-name="Consolas" fo:font-size="11pt" style:font-name-asian="Consolas" style:font-size-asian="11pt" style:font-name-complex="Consolas" style:font-size-complex="11pt"/>
    </style:style>
    <style:style style:name="T11" style:family="text">
      <style:text-properties fo:color="#8ac6f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12" style:family="text">
      <style:text-properties fo:color="#8ac6f2" style:font-name="Consolas" fo:font-size="11pt" fo:font-weight="normal" style:font-name-asian="Consolas" style:font-size-asian="11pt" style:font-weight-asian="normal" style:font-name-complex="Consolas" style:font-size-complex="11pt" style:font-weight-complex="normal"/>
    </style:style>
    <style:style style:name="T13"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4" style:family="text">
      <style:text-properties fo:color="#8ac6f2" style:font-name="Consolas" fo:font-weight="normal" style:font-name-asian="Consolas" style:font-weight-asian="normal" style:font-name-complex="Consolas" style:font-weight-complex="normal"/>
    </style:style>
    <style:style style:name="T15" style:family="text">
      <style:text-properties fo:color="#e8f3f6"/>
    </style:style>
    <style:style style:name="T16" style:family="text">
      <style:text-properties fo:color="#e8f3f6" style:font-name="Consolas" fo:font-size="11pt" style:font-name-asian="Consolas" style:font-size-asian="11pt" style:font-name-complex="Consolas" style:font-size-complex="11pt"/>
    </style:style>
    <style:style style:name="T17" style:family="text">
      <style:text-properties fo:color="#e8f3f6"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18" style:family="text">
      <style:text-properties fo:color="#e8f3f6" style:font-name="Consolas" fo:font-size="11pt" fo:font-weight="normal" style:font-name-asian="Consolas" style:font-size-asian="11pt" style:font-weight-asian="normal" style:font-name-complex="Consolas" style:font-size-complex="11pt" style:font-weight-complex="normal"/>
    </style:style>
    <style:style style:name="T19" style:family="text">
      <style:text-properties fo:color="#e8f3f6" style:font-name="Consolas" style:font-name-asian="Consolas" style:font-name-complex="Consolas"/>
    </style:style>
    <style:style style:name="T20" style:family="text">
      <style:text-properties fo:color="#e8f3f6" style:font-name="Consolas" fo:font-weight="normal" style:font-name-asian="Consolas" style:font-weight-asian="normal" style:font-name-complex="Consolas" style:font-weight-complex="normal"/>
    </style:style>
    <style:style style:name="T21"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2" style:family="text">
      <style:text-properties fo:color="#e5786d" style:font-name="Consolas" style:font-name-asian="Consolas" style:font-name-complex="Consolas"/>
    </style:style>
    <style:style style:name="T23" style:family="text">
      <style:text-properties fo:color="#e5786d" style:font-name="Consolas" fo:font-size="11pt" style:font-name-asian="Consolas" style:font-size-asian="11pt" style:font-name-complex="Consolas" style:font-size-complex="11pt"/>
    </style:style>
    <style:style style:name="T24" style:family="text">
      <style:text-properties fo:color="#e5786d"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25" style:family="text">
      <style:text-properties fo:color="#e5786d" style:font-name="Consolas" fo:font-size="11pt" fo:font-weight="normal" style:font-name-asian="Consolas" style:font-size-asian="11pt" style:font-weight-asian="normal" style:font-name-complex="Consolas" style:font-size-complex="11pt" style:font-weight-complex="normal"/>
    </style:style>
    <style:style style:name="T26"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7" style:family="text">
      <style:text-properties fo:color="#e5786d" style:font-name="Consolas" fo:font-weight="normal" style:font-name-asian="Consolas" style:font-weight-asian="normal" style:font-name-complex="Consolas" style:font-weight-complex="normal"/>
    </style:style>
    <style:style style:name="T28" style:family="text">
      <style:text-properties fo:color="#cae682" style:font-name="Consolas" style:font-name-asian="Consolas" style:font-name-complex="Consolas"/>
    </style:style>
    <style:style style:name="T29" style:family="text">
      <style:text-properties fo:color="#cae682" style:font-name="Consolas" fo:font-size="11pt" style:font-name-asian="Consolas" style:font-size-asian="11pt" style:font-name-complex="Consolas" style:font-size-complex="11pt"/>
    </style:style>
    <style:style style:name="T30" style:family="text">
      <style:text-properties fo:color="#cae682"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31"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2" style:family="text">
      <style:text-properties fo:color="#00008b" style:font-name="Consolas" fo:font-weight="bold" style:font-name-asian="Consolas" style:font-weight-asian="bold" style:font-name-complex="Consolas" style:font-weight-complex="bold"/>
    </style:style>
    <style:style style:name="T33" style:family="text">
      <style:text-properties fo:color="#00008b" style:font-name="Consolas" fo:font-size="11pt" fo:font-weight="bold" style:font-name-asian="Consolas" style:font-size-asian="11pt" style:font-weight-asian="bold" style:font-name-complex="Consolas" style:font-size-complex="11pt" style:font-weight-complex="bold"/>
    </style:style>
    <style:style style:name="T34" style:family="text">
      <style:text-properties fo:color="#ff0000" style:font-name="Consolas" fo:font-size="11pt" style:font-name-asian="Consolas" style:font-size-asian="11pt" style:font-name-complex="Consolas" style:font-size-complex="11pt"/>
    </style:style>
    <style:style style:name="T35" style:family="text">
      <style:text-properties fo:color="#ff0000" style:font-name="Consolas" fo:font-size="11pt" fo:language="zxx" fo:country="none" fo:font-style="normal" style:text-underline-style="none" style:font-name-asian="Consolas" style:font-size-asian="11pt" style:language-asian="zxx" style:country-asian="none" style:font-style-asian="normal" style:font-name-complex="Consolas" style:font-size-complex="11pt" style:language-complex="zxx" style:country-complex="none" style:font-style-complex="normal"/>
    </style:style>
    <style:style style:name="T36" style:family="text">
      <style:text-properties fo:color="#ff0000" style:font-name="Consolas" style:font-name-asian="Consolas" style:font-name-complex="Consolas"/>
    </style:style>
    <style:style style:name="T37" style:family="text">
      <style:text-properties fo:color="#ff0000"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38" style:family="text">
      <style:text-properties style:text-underline-style="solid" style:text-underline-width="auto" style:text-underline-color="font-color"/>
    </style:style>
    <style:style style:name="T39" style:family="text">
      <style:text-properties fo:font-size="10pt"/>
    </style:style>
    <style:style style:name="T40" style:family="text">
      <style:text-properties style:font-size-asian="10pt"/>
    </style:style>
    <style:style style:name="T41" style:family="text">
      <style:text-properties style:font-size-complex="10pt"/>
    </style:style>
    <style:style style:name="T42" style:family="text">
      <style:text-properties fo:language="zxx" fo:country="none"/>
    </style:style>
    <style:style style:name="T43" style:family="text">
      <style:text-properties fo:font-style="normal"/>
    </style:style>
    <style:style style:name="T44" style:family="text">
      <style:text-properties style:language-asian="zxx" style:country-asian="none"/>
    </style:style>
    <style:style style:name="T45" style:family="text">
      <style:text-properties style:font-style-asian="normal"/>
    </style:style>
    <style:style style:name="T46" style:family="text">
      <style:text-properties style:language-complex="zxx" style:country-complex="none"/>
    </style:style>
    <style:style style:name="T47" style:family="text">
      <style:text-properties style:font-style-complex="normal"/>
    </style:style>
    <style:style style:name="T48" style:family="text">
      <style:text-properties style:font-name="Consolas"/>
    </style:style>
    <style:style style:name="T49" style:family="text">
      <style:text-properties style:font-name-asian="Consolas"/>
    </style:style>
    <style:style style:name="T50" style:family="text">
      <style:text-properties style:font-name-complex="Consolas"/>
    </style:style>
    <style:style style:name="T51" style:family="text">
      <style:text-properties fo:color="#8b9699" style:font-name="Consolas" fo:font-size="11pt" style:font-name-asian="Consolas" style:font-size-asian="11pt" style:font-name-complex="Consolas" style:font-size-complex="11pt"/>
    </style:style>
    <style:style style:name="T52" style:family="text">
      <style:text-properties fo:color="#8b9699" style:font-name="Consolas" style:font-name-asian="Consolas" style:font-name-complex="Consola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PLICANDO BDD A CODIGO YA EXISTENTE (LEGACY CODE)<text:span text:style-name="T1">:</text:span></text:p>
      <text:p text:style-name="P1"/>
      <text:p text:style-name="P1">No todo el mundo puede permitirse el lujo de empezar una aplicacion desde cero. Muchas veces nos vemos en la obligacion de tener que trabajar con codigo ya existente (legacy code). En este caso es imposible aplicar el proceso RED-GREEN-REFACTOR, que es el que, muchas veces inconscientemente, hemos ido introduciendo en los capitulos anteriores.</text:p>
      <text:p text:style-name="P1"/>
      <text:p text:style-name="P1">Para casos como estos, es importante disponer de herramientas que nos permitan evaluar la calidad del codigo escrito, su correccion y minimizar el riesgo de errores no esperados si nos vemos en el caso de tener que refactorizarlo.</text:p>
      <text:p text:style-name="P1"/>
      <text:p text:style-name="P1">La buena noticia es que el BDD puede ayudarnos en nuestro cometido, incluso aunque tengamos que variar nuestro RED-GREEN-REFACTOR y por tanto, renegar, de nuestra politica de "test first".</text:p>
      <text:p text:style-name="P1"/>
      <text:p text:style-name="P1">Una advertencia. Este capitulo no debe servir de escusa para saltarnos lo ya aprendido. El BDD fue diseñado con los escenarios "test first" en mente. Punto. Primero escribes los tests y a continuacion escribes el codigo que hace que los tests pasen. Esto es asi desde los albores del TDD, y gran parte de su valor radica, precisamente, en esa premisa, ya que, un programador minimamente experimentado, tiende a diseñar mejores sistemas si antes de escribirlos se pone del lado del codigo cliente y se ve obligado a usarlos. Esto es, precisamente, lo que hemos venido haciendo desde el principio, en este estricto orden:</text:p>
      <text:p text:style-name="P1"/>
      <text:list xml:id="list37246485" text:style-name="L1">
        <text:list-item>
          <text:p text:style-name="P10"><text:span text:style-name="T3">Nombramos el contexto (</text:span><text:span text:style-name="T5">Context</text:span><text:span text:style-name="T3">/Specification) a traves de la clase que alberga la BDD_Spec: "When ...".</text:span></text:p>
        </text:list-item>
        <text:list-item>
          <text:p text:style-name="P10"><text:span text:style-name="T3">Escribimos las aserciones (</text:span><text:span text:style-name="T5">Arrange</text:span><text:span text:style-name="T3">-Act-Assert) que nos permiten tener las especificaciones (Context/</text:span><text:span text:style-name="T5">Specification</text:span><text:span text:style-name="T3">) a traves de los bloques IT: "It should ...".</text:span></text:p>
        </text:list-item>
        <text:list-item>
          <text:p text:style-name="P10"><text:span text:style-name="T3">Ejercitamos el SUT (Arrange-</text:span><text:span text:style-name="T5">Act</text:span><text:span text:style-name="T3">-Assert) a traves de un bloque BECAUSE: "Because of ... sut ...".</text:span></text:p>
          <text:p text:style-name="P12">Es aqui precisamente donde nos ponemos del lado del codigo cliente, ya que nos obligamos a hacer la llamada al metodo que va a proporcionarnos el comportamiento deseado, cuando ni siquiera existe el nombre del metodo (no digamos ya el codigo que lo implementa). De esta forma, buscamos el mejor nombre, la mejor frase que exprese exactamente cual es nuestra intencion. De la misma forma que buscamos cuales son las dependencias de ese metodo. La signatura, vamos.</text:p>
        </text:list-item>
        <text:list-item>
          <text:p text:style-name="P10"><text:span text:style-name="T3">Establecemos las condiciones en las cuales va a tener sentido la ejecucion del SUT. Que es lo que necesitamos (</text:span><text:span text:style-name="T5">Arrange</text:span><text:span text:style-name="T3">-Act-Assert) para poder contextualizar nuestra BDD_Spec. Para ello nos valemos de un bloque ESTABLISH: "Establish context ...".</text:span></text:p>
        </text:list-item>
        <text:list-item>
          <text:p text:style-name="P12">Buscamos que es lo que tenemos que hacer para que nuestra BDD_Spec compile, si bien este paso lo hemos ido resolviendo poco a poco, fijandonos en el codigo de color rojo, es ahora cuando debemos darle importancia capital.</text:p>
        </text:list-item>
        <text:list-item>
          <text:p text:style-name="P10"><text:span text:style-name="T3">Buscamos que el test falle pero de manera significativa (</text:span><text:span text:style-name="T5">Red</text:span><text:span text:style-name="T3">-Green-Refactor), con sentido. No nos vale cualquier fallo, debe ser el fallo esperado. De esta forma comprobamos, entre otras cosas, que el test no se satisface por un error nuestro, o en cualquier caso. Llevando esto al paroxismo supongamos un test que compruebe que un boolean es true, y la condicion de que sea cierto se cumple siempre, incluso antes de que escribamos el codigo.</text:span></text:p>
        </text:list-item>
        <text:list-item>
          <text:p text:style-name="P12">Escribimos el codigo que nos permite pasar el test. (Y este es el paso siete).</text:p>
        </text:list-item>
        <text:list-item>
          <text:p text:style-name="P10"><text:span text:style-name="T3">Comprobamos que el codigo pasa el test (Red-</text:span><text:span text:style-name="T5">Green</text:span><text:span text:style-name="T3">-Refactor).</text:span></text:p>
        </text:list-item>
        <text:list-item>
          <text:p text:style-name="P10"><text:span text:style-name="T3">Cambiamos el codigo tanto como sea necesario para mejorar la legibilidad (Red-Green-</text:span><text:span text:style-name="T5">Refactor</text:span><text:span text:style-name="T3">) ya sea a traves de patrones bien establecidos o simplemente buscando cumplir algunos principio basicos que todo buen programador no deberia perder de vista (S.O.L.I.D).</text:span></text:p>
        </text:list-item>
      </text:list>
      <text:p text:style-name="P1"/>
      <text:p text:style-name="P1">Este es el proceso que nos permite aplicar BDD a nuestro software. Asi de simple. Dificilmente estaras practicando BDD si no sigues los pasos enumerados anteriormente. Y esta es la advertencia.</text:p>
      <text:p text:style-name="P1"/>
      <text:p text:style-name="P1">Ahora bien, podemos usar las herramientas que nos proporciona el BDD, para proveer al <text:soft-page-break/>codigo ya escrito de una red de seguridad que nos ayude a realizar cambios o simplemente evaluar que lo que hace lo hace bien.</text:p>
      <text:p text:style-name="P1"/>
      <text:p text:style-name="P1">Y esto es precisamente lo que vamos a intentar describir al implementar el DDD_Value_Object Itinerary. Para ello, y sin que sirva de precedente, vamos a hacer una traduccion practicamente directa del codigo del ejemplo original en java, de forma que ese sera nuestro "legacy code", e intentaremos anclar esa red, de la que hablabamos antes, a sus cimientos para luego poder sugerir cambios y evaluar el diseño del mismo.</text:p>
      <text:p text:style-name="P1"/>
      <text:p text:style-name="P1">Por si no ha quedado suficientemente claro, vamos a escribir primero el codigo (se supone que alguien lo habia escrito por nosotros y es eso lo que nos encontramos) y luego los tests. Practica que, no nos cansaremos de advertir, desvirtua por completo el sentido original del BDD.</text:p>
      <text:p text:style-name="P1"/>
      <text:p text:style-name="P1">TO_DO_1 - NOTA: Hacer un pequeño manual de referencia que trate brevemente:</text:p>
      <text:p text:style-name="P1"/>
      <text:list xml:id="list37257632" text:style-name="L2">
        <text:list-item>
          <text:p text:style-name="P13">Context/Specification en BDD.</text:p>
        </text:list-item>
        <text:list-item>
          <text:p text:style-name="P13">Arrange-Act-Assert (AAA) en BDD.</text:p>
        </text:list-item>
        <text:list-item>
          <text:p text:style-name="P13">Red-Green-Refactor en BDD.</text:p>
        </text:list-item>
        <text:list-item>
          <text:p text:style-name="P13">Principios S.O.L.I.D:</text:p>
          <text:list>
            <text:list-item>
              <text:p text:style-name="P16"><text:span text:style-name="T4">S</text:span><text:span text:style-name="T3">ingle Responsability Principle (aka Cohesion aka Separation of Concerns(SoC)).</text:span></text:p>
            </text:list-item>
            <text:list-item>
              <text:p text:style-name="P16"><text:span text:style-name="T4">O</text:span><text:span text:style-name="T3">pen/Closed Principle.</text:span></text:p>
            </text:list-item>
            <text:list-item>
              <text:p text:style-name="P16"><text:span text:style-name="T4">L</text:span><text:span text:style-name="T3">iskov Substitution Principle.</text:span></text:p>
            </text:list-item>
            <text:list-item>
              <text:p text:style-name="P16"><text:span text:style-name="T4">I</text:span><text:span text:style-name="T3">nterface Segregation Principle.</text:span></text:p>
            </text:list-item>
            <text:list-item>
              <text:p text:style-name="P16"><text:span text:style-name="T4">D</text:span><text:span text:style-name="T3">ependency Inversion Principle.</text:span></text:p>
            </text:list-item>
          </text:list>
        </text:list-item>
      </text:list>
      <text:p text:style-name="P1"/>
      <text:p text:style-name="P1">TO_DO_2 – NOTA: Conceptos aplicados anteriormente pero que no salen en este "resumen":</text:p>
      <text:p text:style-name="P1"/>
      <text:list xml:id="list37271211" text:style-name="L3">
        <text:list-item>
          <text:p text:style-name="P14">DI/IoC: Dependency Injection/Inverse of Control. Podemos engancharlo a traves de la D de S.O.L.I.D.</text:p>
        </text:list-item>
        <text:list-item>
          <text:p text:style-name="P14">TDD tradicional vs TDD Mockista: Podemos engancharlo a traves de Context/Specification.</text:p>
        </text:list-item>
      </text:list>
      <text:p text:style-name="P1"/>
      <text:p text:style-name="P1">Vamos con el itinerario:</text:p>
      <text:p text:style-name="P1"/>
      <text:p text:style-name="P2">DDD VALUE OBJECT ITINERARY (LEGACY CODE)<text:span text:style-name="T1">:</text:span></text:p>
      <text:p text:style-name="P1"/>
      <text:p text:style-name="P1"><text:span text:style-name="T38">Analisis Previo – Abstracto vs Concreto</text:span>:</text:p>
      <text:p text:style-name="P1"/>
      <text:p text:style-name="P1">A la hora de transformar el codigo java para este ejemplo, nos hemos dado cuenta de que ya es muy tarde para poder simplemente "traducir" o "portar" el codigo directamente.</text:p>
      <text:p text:style-name="P1"/>
      <text:p text:style-name="P1">La razon es muy simple, mientras el codigo del ejemplo java depende de clases concretas, nosotros dependemos de abstracciones (interfaces), ya que, ademas de que nos parece una mejor solucion (mas flexible, entre otras cosas), nos facilita mucho la vida a la hora de practicar BDD. De hecho, es lo que nos permite declarar mocks con tanta alegria y testar comportamiento que incluye dependencias a clases que ni siquiera han sido escritas.</text:p>
      <text:p text:style-name="P1"/>
      <text:p text:style-name="P1">Vamos a poner un ejemplo relevante para el caso que estamos estudiando.</text:p>
      <text:p text:style-name="P1"/>
      <text:p text:style-name="P1">Nosotros ya tenemos definido (que no implementado) el comportamiento del DDD_Value_Object Itinerary. No hemos escrito ni una sola linea de su "mas que posible" implementacion Itinerary ni tampoco hemos escrito ni una sola linea de su "mas que probable" contenedor de BDD_Specs ItinerarySpecs. Y entonces, ¿de donde hemos sacado ese comportamiento?. Muy sencillo. De las interacciones que se producen en otras clases que pertenecen al mismo DDD_Aggregate y que tienen como dependencia al DDD_Value_Object Itinerary a traves de su interface IItinerary.</text:p>
      <text:p text:style-name="P1"/>
      <text:p text:style-name="P1">Es decir, hasta ahora has visto como al implementar la funcionalidad del DDD_Agregate_Root Cargo y del DDD_Value_Object RouteSpecification, estas, para realizar <text:soft-page-break/>su trabajo, delegaban, a veces, en el DDD_Value_Object Itinerary (insistimos, a traves de su interface IItinerary). Al delegar, nosotros ibamos descubriendo y DISEÑANDO, cuales eran las responsabidades del DDD_ValueObject Itinerary, y lo materializabamos en la interface IItinerary. Repetimos, pero sin escribir una sola linea de codigo del DDD_Value_Object Itinerary. Es mas, la clase Itinerary ni si quiera existe.</text:p>
      <text:p text:style-name="P1"/>
      <text:p text:style-name="P1">Por lo tanto, retomando el tema de que "<text:span text:style-name="T7">ya tenemos definido (que no implementado) el comportamiento del DDD_Value_Object Itinerary</text:span>". Veamos por tanto cual es ese comportamiento:</text:p>
      <text:p text:style-name="P1"/>
      <text:p text:style-name="P3"><text:span text:style-name="T9">namespace</text:span><text:span text:style-name="T19"> dddsample.domain.model.cargo.aggregate</text:span></text:p>
      <text:p text:style-name="P7">{</text:p>
      <text:p text:style-name="P9"><text:span text:style-name="T19"><text:s text:c="4"/></text:span><text:span text:style-name="T9">public</text:span><text:span text:style-name="T19"> </text:span><text:span text:style-name="T9">interface</text:span><text:span text:style-name="T19"> </text:span><text:span text:style-name="T22">IItinerary</text:span><text:span text:style-name="T19"> : </text:span><text:span text:style-name="T22">IValueObject</text:span><text:span text:style-name="T19">&lt;</text:span><text:span text:style-name="T22">IItinerary</text:span><text:span text:style-name="T19">&gt;</text:span></text:p>
      <text:p text:style-name="P7"><text:s text:c="4"/>{</text:p>
      <text:p text:style-name="P9"><text:span text:style-name="T19"><text:s text:c="8"/></text:span><text:span text:style-name="T22">ILocation</text:span><text:span text:style-name="T19"> initial_departure_location();</text:span></text:p>
      <text:p text:style-name="P9"><text:span text:style-name="T19"><text:s text:c="8"/></text:span><text:span text:style-name="T22">ILocation</text:span><text:span text:style-name="T19"> final_arrival_location();</text:span></text:p>
      <text:p text:style-name="P9"><text:span text:style-name="T19"><text:s text:c="8"/></text:span><text:span text:style-name="T22">IDate</text:span><text:span text:style-name="T19"> final_arrival_date();</text:span></text:p>
      <text:p text:style-name="P9"><text:span text:style-name="T19"><text:s text:c="8"/></text:span><text:span text:style-name="T22">IList</text:span><text:span text:style-name="T19">&lt;</text:span><text:span text:style-name="T22">ILeg</text:span><text:span text:style-name="T19">&gt; legs();</text:span></text:p>
      <text:p text:style-name="P9"><text:span text:style-name="T19"><text:s text:c="8"/></text:span><text:span text:style-name="T9">int</text:span><text:span text:style-name="T19"> GetHashCode();</text:span></text:p>
      <text:p text:style-name="P7"><text:s text:c="4"/>}</text:p>
      <text:p text:style-name="P7">}</text:p>
      <text:p text:style-name="P1"/>
      <text:p text:style-name="P1">Este hecho, dice mucho de la potencia del BDD como medio a traves del cual desarrollar nuestras aplicaciones.</text:p>
      <text:p text:style-name="P1"/>
      <text:p text:style-name="P1">Basandonos en ese comportamiento que ya tenemos definido, no podemos hacer una "traduccion" directa, ya que necesitamos cumplir las siganturas de IItinerary.</text:p>
      <text:p text:style-name="P1"/>
      <text:p text:style-name="P1">Por tanto, ya hemos realizado un gran cambio en el proceso de traduccion.</text:p>
      <text:p text:style-name="P1"/>
      <text:p text:style-name="P1">Otro ejemplo que nos afecta directamente, y que se podria englobar en el mismo tipo que el anterior es el de IValueObject&lt;T&gt;, definido en nuestro caso como:</text:p>
      <text:p text:style-name="P1"/>
      <text:p text:style-name="P3"><text:span text:style-name="T9">namespace</text:span><text:span text:style-name="T19"> dddsample.domain.shared</text:span></text:p>
      <text:p text:style-name="P7">{</text:p>
      <text:p text:style-name="P9"><text:span text:style-name="T19"><text:s text:c="4"/></text:span><text:span text:style-name="T9">public</text:span><text:span text:style-name="T19"> </text:span><text:span text:style-name="T9">interface</text:span><text:span text:style-name="T19"> </text:span><text:span text:style-name="T22">IValueObject</text:span><text:span text:style-name="T19">&lt;T&gt;</text:span></text:p>
      <text:p text:style-name="P7"><text:s text:c="4"/>{</text:p>
      <text:p text:style-name="P9"><text:span text:style-name="T19"><text:s text:c="8"/></text:span><text:span text:style-name="T9">bool</text:span><text:span text:style-name="T19"> has_the_same_value_as(T the_other_value_object);</text:span></text:p>
      <text:p text:style-name="P7"><text:s text:c="4"/>}</text:p>
      <text:p text:style-name="P7">}</text:p>
      <text:p text:style-name="P1"/>
      <text:p text:style-name="P1">De nuevo, nosotros optamos por usar una interface que debe ser implementada por cualquier clase que sea un DDD_Value_Object, en vez de favorecer la tecnica de implementar una clase base que nos provea de comportamiento con una implementacion por defecto de:</text:p>
      <text:p text:style-name="P1"/>
      <text:p text:style-name="P4"><text:span text:style-name="T9">bool</text:span><text:span text:style-name="T19"> has_the_same_value_as(T the_other_value_object);</text:span></text:p>
      <text:p text:style-name="P1"/>
      <text:p text:style-name="P1">Que parece que es la version preferida en el ejemplo java.</text:p>
      <text:p text:style-name="P1"/>
      <text:p text:style-name="P1">Por si esto ya no fuese suficiente diferencia, nosotros a mayores implementamos IValueObject&lt;T&gt; a traves de la interface que define al tipo, es decir, podiamos haber optado por algo como:</text:p>
      <text:p text:style-name="P1"/>
      <text:p text:style-name="P3"><text:span text:style-name="T9">public</text:span><text:span text:style-name="T19"> </text:span><text:span text:style-name="T9">class</text:span><text:span text:style-name="T19"> </text:span><text:span text:style-name="T28">VoyageExample</text:span><text:span text:style-name="T19"> : </text:span><text:span text:style-name="T22">IValueObject</text:span><text:span text:style-name="T19">&lt;</text:span><text:span text:style-name="T28">VoyageExample</text:span><text:span text:style-name="T19">&gt;</text:span></text:p>
      <text:p text:style-name="P1"/>
      <text:p text:style-name="P1">de forma que ligasemos el tipo generico &lt;T&gt; a un tipo concreto "VoyageExample" (es decir, no abstracto, no interface. Que puedas crear una instancia), pero fuimos mucho mas alla, ya que nosotros favorecemos:</text:p>
      <text:p text:style-name="P1"/>
      <text:p text:style-name="P3"><text:span text:style-name="T9">public</text:span><text:span text:style-name="T19"> </text:span><text:span text:style-name="T9">interface</text:span><text:span text:style-name="T19"> </text:span><text:span text:style-name="T22">IVoyageExample</text:span><text:span text:style-name="T19"> : </text:span><text:span text:style-name="T22">IValueObject</text:span><text:span text:style-name="T19">&lt;</text:span><text:span text:style-name="T22">IVoyageExample</text:span><text:span text:style-name="T19">&gt;</text:span></text:p>
      <text:p text:style-name="P1"/>
      <text:p text:style-name="P1">de forma que ligamos el tipo generico &lt;T&gt; a un tipo abstracto "IvoyageExample", que se <text:soft-page-break/>encadenaria de la siguiente forma:</text:p>
      <text:p text:style-name="P1"/>
      <text:p text:style-name="P3"><text:span text:style-name="T9">public</text:span><text:span text:style-name="T19"> </text:span><text:span text:style-name="T9">interface</text:span><text:span text:style-name="T19"> </text:span><text:span text:style-name="T22">IVoyageExample</text:span><text:span text:style-name="T19"> : </text:span><text:span text:style-name="T22">IValueObject</text:span><text:span text:style-name="T19">&lt;</text:span><text:span text:style-name="T22">IVoyageExample</text:span><text:span text:style-name="T19">&gt;{}</text:span></text:p>
      <text:p text:style-name="P7"><text:s text:c="4"/></text:p>
      <text:p text:style-name="P9"><text:span text:style-name="T9">public</text:span><text:span text:style-name="T19"> </text:span><text:span text:style-name="T9">class</text:span><text:span text:style-name="T19"> </text:span><text:span text:style-name="T28">VoyageExample</text:span><text:span text:style-name="T19"> : </text:span><text:span text:style-name="T22">IVoyageExample</text:span><text:span text:style-name="T19"> </text:span></text:p>
      <text:p text:style-name="P7">{</text:p>
      <text:p text:style-name="P9"><text:span text:style-name="T19"><text:s text:c="4"/></text:span><text:span text:style-name="T9">public</text:span><text:span text:style-name="T19"> </text:span><text:span text:style-name="T9">bool</text:span><text:span text:style-name="T19"> has_the_same_value_as(</text:span><text:span text:style-name="T22">IVoyageExample</text:span><text:span text:style-name="T19"> the_other_value_object)</text:span></text:p>
      <text:p text:style-name="P7"><text:s text:c="4"/>{</text:p>
      <text:p text:style-name="P9"><text:span text:style-name="T19"><text:s text:c="8"/></text:span><text:span text:style-name="T9">throw</text:span><text:span text:style-name="T19"> </text:span><text:span text:style-name="T9">new</text:span><text:span text:style-name="T19"> </text:span><text:span text:style-name="T32">NotImplementedException</text:span><text:span text:style-name="T20">();</text:span></text:p>
      <text:p text:style-name="P8"><text:s text:c="4"/>}</text:p>
      <text:p text:style-name="P8">}</text:p>
      <text:p text:style-name="P1"/>
      <text:p text:style-name="P1">Por tanto, en ese proceso de "traduccion" no nos queda mas remedio ([modo sarcastico on] bendito problema, dirian algunos en este caso, en el que "el problema" es que no podemos hacer que el codigo sea igual de dependiente a las clases concretas como lo es en el original [modo sarcastico off]), que adaptar mas de lo que quisieramos para simular el escenario de aplicar BDD a codigo ya escrito.</text:p>
      <text:p text:style-name="P1"/>
      <text:p text:style-name="P1">Una vez hechas estas aclaraciones de base, es importante reseñar que, las clases de las que depende el DDD_Value_Object Itinerary y que no habian sido creadas hasta ahora (surgirian como una "reaccion en cadena" al ir creando e implementado las BDD_Specs), tampoco van a ser clases concretas. Preferimos optar por su version abstracta, via interfaces, como hemos hecho hasta ahora.</text:p>
      <text:p text:style-name="P1"/>
      <text:p text:style-name="P1"><text:span text:style-name="T38">Analisis Previo – Nuevas Interfaces</text:span>:</text:p>
      <text:p text:style-name="P1"/>
      <text:p text:style-name="P1">Tenemos un nuevo colaborador:</text:p>
      <text:p text:style-name="P1"/>
      <text:p text:style-name="P5"><text:span text:style-name="T9">public</text:span><text:span text:style-name="T19"> </text:span><text:span text:style-name="T9">interface</text:span><text:span text:style-name="T19"> </text:span><text:span text:style-name="T22">IHandlingEvent</text:span><text:span text:style-name="T19"> {}</text:span></text:p>
      <text:p text:style-name="P1"/>
      <text:p text:style-name="P1">que debemos situar en un nuevo DDD_Aggregate: handling.</text:p>
      <text:p text:style-name="P1"/>
      <text:p text:style-name="P1">Por lo tanto:</text:p>
      <text:p text:style-name="P1"/>
      <text:p text:style-name="P3"><text:span text:style-name="T9">namespace</text:span><text:span text:style-name="T19"> dddsample.domain.model.handling.aggregate</text:span></text:p>
      <text:p text:style-name="P7">{</text:p>
      <text:p text:style-name="P9"><text:span text:style-name="T19"><text:s text:c="4"/></text:span><text:span text:style-name="T9">public</text:span><text:span text:style-name="T19"> </text:span><text:span text:style-name="T9">interface</text:span><text:span text:style-name="T19"> </text:span><text:span text:style-name="T22">IHandlingEvent</text:span><text:span text:style-name="T19"> {}</text:span></text:p>
      <text:p text:style-name="P7">}</text:p>
      <text:p text:style-name="P1"/>
      <text:p text:style-name="P1">y ademas sabemos que IHandlingEvent va a ser un DDD_Event, por lo que debe implementar la interface que asi lo estipula:</text:p>
      <text:p text:style-name="P1"/>
      <text:p text:style-name="P3"><text:span text:style-name="T9">namespace</text:span><text:span text:style-name="T19"> dddsample.domain.model.handling.aggregate</text:span></text:p>
      <text:p text:style-name="P7">{</text:p>
      <text:p text:style-name="P9"><text:span text:style-name="T19"><text:s text:c="4"/></text:span><text:span text:style-name="T9">public</text:span><text:span text:style-name="T19"> </text:span><text:span text:style-name="T9">interface</text:span><text:span text:style-name="T19"> </text:span><text:span text:style-name="T22">IHandlingEvent</text:span><text:span text:style-name="T19"> : </text:span><text:span text:style-name="T22">IDomainEvent</text:span><text:span text:style-name="T19">&lt;</text:span><text:span text:style-name="T22">IHandlingEvent</text:span><text:span text:style-name="T19">&gt; {}</text:span></text:p>
      <text:p text:style-name="P7">}</text:p>
      <text:p text:style-name="P1"/>
      <text:p text:style-name="P1">Una vez solucionado esto, podemos ir con los nuevos metodos que surgen en IHandlingEvent:</text:p>
      <text:p text:style-name="P1"/>
      <text:p text:style-name="P6"><text:span text:style-name="T8">namespace</text:span> dddsample.domain.model.handling.aggregate</text:p>
      <text:p text:style-name="P7">{</text:p>
      <text:p text:style-name="P9"><text:span text:style-name="T19"><text:s text:c="4"/></text:span><text:span text:style-name="T9">public</text:span><text:span text:style-name="T19"> </text:span><text:span text:style-name="T9">interface</text:span><text:span text:style-name="T19"> </text:span><text:span text:style-name="T22">IHandlingEvent</text:span><text:span text:style-name="T19"> : </text:span><text:span text:style-name="T22">IDomainEvent</text:span><text:span text:style-name="T19">&lt;</text:span><text:span text:style-name="T22">IHandlingEvent</text:span><text:span text:style-name="T19">&gt;</text:span></text:p>
      <text:p text:style-name="P7"><text:s text:c="4"/>{</text:p>
      <text:p text:style-name="P9"><text:span text:style-name="T19"><text:s text:c="8"/></text:span><text:span text:style-name="T22">ILocation</text:span><text:span text:style-name="T19"> location();</text:span></text:p>
      <text:p text:style-name="P9"><text:span text:style-name="T19"><text:s text:c="8"/></text:span><text:span text:style-name="T36">IVoyage</text:span><text:span text:style-name="T19"> voyage();</text:span></text:p>
      <text:p text:style-name="P9"><text:span text:style-name="T19"><text:s text:c="8"/></text:span><text:span text:style-name="T36">IHandlingEventType</text:span><text:span text:style-name="T19"> type();</text:span></text:p>
      <text:p text:style-name="P7"><text:s text:c="4"/>}</text:p>
      <text:p text:style-name="P7">}</text:p>
      <text:p text:style-name="P1"/>
      <text:p text:style-name="P1">Empezamos por location():</text:p>
      <text:p text:style-name="P1"/>
      <text:list xml:id="list37272250" text:style-name="L4">
        <text:list-item>
          <text:p text:style-name="P15">Es un ejemplo de como se establecen las relaciones entre objetos que pertenecen a <text:soft-page-break/>distintos DDD_Aggregates:</text:p>
          <text:list>
            <text:list-item>
              <text:p text:style-name="P15">IHandlingEvent pertenece al DDD_Aggregate Handling, del que por cierto es el DDD_Aggregate_Root.</text:p>
            </text:list-item>
            <text:list-item>
              <text:p text:style-name="P15">ILocation pertenece al DDD_Aggregate Location, del que tambien es DDD_Aggregate_Root.</text:p>
            </text:list-item>
            <text:list-item>
              <text:p text:style-name="P15">IHandlingEvent, si quiere relacionarse con elementos de otro DDD_Aggregate, solo puede hacerlo a traves de los DDD_Aggregate_Roots (en concreto en este contexto, relacionarse, debe entenderse como la posibilidad de almacenar un campo-field privado interno). Por lo tanto, en este caso, vemos que se cumple y para acceder a la funcionalidad encapsulada en el DDD_Aggregate Location, accede via su DDD_Aggregate_Root Location. </text:p>
            </text:list-item>
          </text:list>
        </text:list-item>
      </text:list>
      <text:p text:style-name="P1"/>
      <text:p text:style-name="P1">Vamos por voyage(), pero antes necesitamos arreglar ese codigo rojo. IVoyage va a ser una DDD_Entity del DDD_Aggregate Voyage (no existe todavia), en el cual ademas, desempeñara el rol de DDD_Aggregate_Root. Por lo tanto, para solucionarlo:</text:p>
      <text:p text:style-name="P1"/>
      <text:p text:style-name="P3"><text:span text:style-name="T9">namespace</text:span><text:span text:style-name="T19"> dddsample.domain.model.voyage.aggregate</text:span></text:p>
      <text:p text:style-name="P7">{</text:p>
      <text:p text:style-name="P9"><text:span text:style-name="T19"><text:s text:c="4"/></text:span><text:span text:style-name="T9">public</text:span><text:span text:style-name="T19"> </text:span><text:span text:style-name="T9">interface</text:span><text:span text:style-name="T19"> </text:span><text:span text:style-name="T22">IVoyage</text:span><text:span text:style-name="T19"> : </text:span><text:span text:style-name="T22">IEntity</text:span><text:span text:style-name="T19">&lt;</text:span><text:span text:style-name="T22">IVoyage</text:span><text:span text:style-name="T19">&gt; {}</text:span></text:p>
      <text:p text:style-name="P7">}</text:p>
      <text:p text:style-name="P1"/>
      <text:p text:style-name="P1">Ahora que ya no tenemos codigo rojo pendiendo sobre la cabeza de voyage() (en este caso, hemos decidido mostrar los using para marcar de donde viene cada una de las interfaces que estamos viendo):</text:p>
      <text:p text:style-name="P1"/>
      <text:p text:style-name="P3"><text:span text:style-name="T9">using</text:span><text:span text:style-name="T19"> dddsample.domain.model.location.aggregate;</text:span></text:p>
      <text:p text:style-name="P9"><text:span text:style-name="T9">using</text:span><text:span text:style-name="T19"> dddsample.domain.model.voyage.aggregate;</text:span></text:p>
      <text:p text:style-name="P9"><text:span text:style-name="T9">using</text:span><text:span text:style-name="T19"> dddsample.domain.shared;</text:span></text:p>
      <text:p text:style-name="P7"/>
      <text:p text:style-name="P9"><text:span text:style-name="T9">namespace</text:span><text:span text:style-name="T19"> dddsample.domain.model.handling.aggregate</text:span></text:p>
      <text:p text:style-name="P7">{</text:p>
      <text:p text:style-name="P9"><text:span text:style-name="T19"><text:s text:c="4"/></text:span><text:span text:style-name="T9">public</text:span><text:span text:style-name="T19"> </text:span><text:span text:style-name="T9">interface</text:span><text:span text:style-name="T19"> </text:span><text:span text:style-name="T22">IHandlingEvent</text:span><text:span text:style-name="T19"> : </text:span><text:span text:style-name="T22">IDomainEvent</text:span><text:span text:style-name="T19">&lt;</text:span><text:span text:style-name="T22">IHandlingEvent</text:span><text:span text:style-name="T19">&gt;</text:span></text:p>
      <text:p text:style-name="P7"><text:s text:c="4"/>{</text:p>
      <text:p text:style-name="P9"><text:span text:style-name="T19"><text:s text:c="8"/></text:span><text:span text:style-name="T22">ILocation</text:span><text:span text:style-name="T19"> location();</text:span></text:p>
      <text:p text:style-name="P9"><text:span text:style-name="T19"><text:s text:c="8"/></text:span><text:span text:style-name="T22">IVoyage</text:span><text:span text:style-name="T19"> voyage();</text:span></text:p>
      <text:p text:style-name="P9"><text:span text:style-name="T19"><text:s text:c="8"/></text:span><text:span text:style-name="T36">IHandlingEventType</text:span><text:span text:style-name="T19"> type();</text:span></text:p>
      <text:p text:style-name="P7"><text:s text:c="4"/>}</text:p>
      <text:p text:style-name="P7">}</text:p>
      <text:p text:style-name="P1"/>
      <text:p text:style-name="P1">Podemos retomar la discusion sobre voyage(), al que le podemos aplicar exactamente todo lo dicho sobre location(), pero intercambiando ILocation por Ivoyage.</text:p>
      <text:p text:style-name="P1"/>
      <text:p text:style-name="P1">Por ultimo, nos encontramos con type(), que sirve para marcar cual es el tipo de evento asociado a IhandlingEvent. Para eliminar el codigo rojo de IhandlingEvent, puesto que nos obliga a cambiar algunas cosas mas, hemos decidido hacer un epigrafe dedicado a ello.</text:p>
      <text:p text:style-name="P1"/>
      <text:p text:style-name="P1"><text:span text:style-name="T38">Analisis Previo – Metodos Nuevos sobre Interfaces viejas</text:span>:</text:p>
      <text:p text:style-name="P1"/>
      <text:p text:style-name="P1">Otro metodo que debemos añadir, es voyage() pero esta vez al DDD_Value_Object Leg, a traves de su interface ILeg (de nuevo mostramos los using para facilitar la comprension de que DDD_Aggregates estan en juego):</text:p>
      <text:p text:style-name="P1"/>
      <text:p text:style-name="P3"><text:span text:style-name="T9">using</text:span><text:span text:style-name="T19"> dddsample.domain.model.location.aggregate;</text:span></text:p>
      <text:p text:style-name="P9"><text:span text:style-name="T9">using</text:span><text:span text:style-name="T19"> dddsample.domain.model.voyage.aggregate;</text:span></text:p>
      <text:p text:style-name="P9"><text:span text:style-name="T9">using</text:span><text:span text:style-name="T19"> dddsample.domain.shared;</text:span></text:p>
      <text:p text:style-name="P7"/>
      <text:p text:style-name="P9"><text:span text:style-name="T9">namespace</text:span><text:span text:style-name="T19"> dddsample.domain.model.cargo.aggregate</text:span></text:p>
      <text:p text:style-name="P7">{</text:p>
      <text:p text:style-name="P9"><text:span text:style-name="T19"><text:s text:c="4"/></text:span><text:span text:style-name="T9">public</text:span><text:span text:style-name="T19"> </text:span><text:span text:style-name="T9">interface</text:span><text:span text:style-name="T19"> </text:span><text:span text:style-name="T22">ILeg</text:span><text:span text:style-name="T19"> : </text:span><text:span text:style-name="T22">IValueObject</text:span><text:span text:style-name="T19">&lt;</text:span><text:span text:style-name="T22">ILeg</text:span><text:span text:style-name="T19">&gt;</text:span></text:p>
      <text:p text:style-name="P7"><text:s text:c="4"/>{</text:p>
      <text:p text:style-name="P9"><text:span text:style-name="T19"><text:s text:c="8"/></text:span><text:span text:style-name="T22">ILocation</text:span><text:span text:style-name="T19"> load_location();</text:span></text:p>
      <text:p text:style-name="P9"><text:span text:style-name="T19"><text:s text:c="8"/></text:span><text:span text:style-name="T22">ILocation</text:span><text:span text:style-name="T19"> unload_location();</text:span></text:p>
      <text:p text:style-name="P9"><text:soft-page-break/><text:span text:style-name="T19"><text:s text:c="8"/></text:span><text:span text:style-name="T22">IDate</text:span><text:span text:style-name="T19"> unload_time();</text:span></text:p>
      <text:p text:style-name="P9"><text:span text:style-name="T19"><text:s text:c="8"/></text:span><text:span text:style-name="T22">IVoyage</text:span><text:span text:style-name="T19"> voyage();</text:span></text:p>
      <text:p text:style-name="P7"><text:s text:c="4"/>}</text:p>
      <text:p text:style-name="P7">}</text:p>
      <text:p text:style-name="P1"/>
      <text:p text:style-name="P1">No parece que sea una sorpresa, descubrir que voyage() devuelve un IVoyage.</text:p>
      <text:p text:style-name="P1"/>
      <text:p text:style-name="P1">Con esto se acaban los metodos nuevos sobre interfaces viejas.</text:p>
      <text:p text:style-name="P1"/>
      <text:p text:style-name="P1"><text:span text:style-name="T38">Analisis Previo – IHandlingEventType</text:span>:</text:p>
      <text:p text:style-name="P1"/>
      <text:p text:style-name="Standard"><text:span text:style-name="T3">Las unicas lineas de codigo en rojo que nos quedan antes de poder aplicarle el tratamiento BDD a Itinerary, son las relativas a IHandlingEventType, asi que procedemos a definirla:</text:span></text:p>
      <text:p text:style-name="Standard"><text:span text:style-name="T3"/></text:p>
      <text:p text:style-name="P17"><text:span text:style-name="T13">namespace</text:span><text:span text:style-name="T21"> dddsample.domain.model.handling.aggregate</text:span></text:p>
      <text:p text:style-name="P19">{</text:p>
      <text:p text:style-name="P18"><text:span text:style-name="T19"><text:s text:c="4"/></text:span><text:span text:style-name="T9">public</text:span><text:span text:style-name="T19"> </text:span><text:span text:style-name="T9">interface</text:span><text:span text:style-name="T19"> </text:span><text:span text:style-name="T22">IHandlingEventType</text:span><text:span text:style-name="T19"> {}</text:span></text:p>
      <text:p text:style-name="P19">}</text:p>
      <text:p text:style-name="Standard"><text:span text:style-name="T3"/></text:p>
      <text:p text:style-name="Standard"><text:span text:style-name="T3">Nada misterioso ni digno de mencionar. Con esto solucionamos, por fin, IHandlingEvent:</text:span></text:p>
      <text:p text:style-name="Standard"><text:span text:style-name="T3"/></text:p>
      <text:p text:style-name="P17"><text:span text:style-name="T13">using</text:span><text:span text:style-name="T21"> dddsample.domain.model.location.aggregate;</text:span></text:p>
      <text:p text:style-name="P18"><text:span text:style-name="T9">using</text:span><text:span text:style-name="T19"> dddsample.domain.model.voyage.aggregate;</text:span></text:p>
      <text:p text:style-name="P18"><text:span text:style-name="T9">using</text:span><text:span text:style-name="T19"> dddsample.domain.shared;</text:span></text:p>
      <text:p text:style-name="P19"/>
      <text:p text:style-name="P18"><text:span text:style-name="T9">namespace</text:span><text:span text:style-name="T19"> dddsample.domain.model.handling.aggregate</text:span></text:p>
      <text:p text:style-name="P19">{</text:p>
      <text:p text:style-name="P18"><text:span text:style-name="T19"><text:s text:c="4"/></text:span><text:span text:style-name="T9">public</text:span><text:span text:style-name="T19"> </text:span><text:span text:style-name="T9">interface</text:span><text:span text:style-name="T19"> </text:span><text:span text:style-name="T22">IHandlingEvent</text:span><text:span text:style-name="T19"> : </text:span><text:span text:style-name="T22">IDomainEvent</text:span><text:span text:style-name="T19">&lt;</text:span><text:span text:style-name="T22">IHandlingEvent</text:span><text:span text:style-name="T19">&gt;</text:span></text:p>
      <text:p text:style-name="P19"><text:s text:c="4"/>{</text:p>
      <text:p text:style-name="P18"><text:span text:style-name="T19"><text:s text:c="8"/></text:span><text:span text:style-name="T22">ILocation</text:span><text:span text:style-name="T19"> location();</text:span></text:p>
      <text:p text:style-name="P18"><text:span text:style-name="T19"><text:s text:c="8"/></text:span><text:span text:style-name="T22">IVoyage</text:span><text:span text:style-name="T19"> voyage();</text:span></text:p>
      <text:p text:style-name="P18"><text:span text:style-name="T19"><text:s text:c="8"/></text:span><text:span text:style-name="T22">IHandlingEventType</text:span><text:span text:style-name="T19"> type();</text:span></text:p>
      <text:p text:style-name="P19"><text:s text:c="4"/>}</text:p>
      <text:p text:style-name="P19">}</text:p>
      <text:p text:style-name="Standard"><text:span text:style-name="T3"/></text:p>
      <text:p text:style-name="Standard"><text:span text:style-name="T3">Pero en el codigo fuente de Itinerary todavia tenemos que tomar alguan decision mas, y tiene que ver justo con esta interface. Esta es una muestra del codigo que todavia esta en rojo:</text:span></text:p>
      <text:p text:style-name="Standard"><text:span text:style-name="T3"/></text:p>
      <text:p text:style-name="P17"><text:span text:style-name="T13">if</text:span><text:span text:style-name="T21"> (handling_event.type() == </text:span><text:span text:style-name="T37">HandlingEvent</text:span><text:span text:style-name="T21">.Type.RECEIVE)</text:span></text:p>
      <text:p text:style-name="P19"/>
      <text:p text:style-name="P18"><text:span text:style-name="T19">(....)</text:span></text:p>
      <text:p text:style-name="P18"><text:span text:style-name="T19"/></text:p>
      <text:p text:style-name="P18"><text:span text:style-name="T9">if</text:span><text:span text:style-name="T19"> (handling_event.type() == </text:span><text:span text:style-name="T36">HandlingEvent</text:span><text:span text:style-name="T19">.Type.LOAD)</text:span></text:p>
      <text:p text:style-name="P18"><text:span text:style-name="T19"/></text:p>
      <text:p text:style-name="P18"><text:span text:style-name="T19">(....)</text:span></text:p>
      <text:p text:style-name="P18"><text:span text:style-name="T9"/></text:p>
      <text:p text:style-name="P18"><text:span text:style-name="T9">if</text:span><text:span text:style-name="T19"> (handling_event.type() == </text:span><text:span text:style-name="T36">HandlingEvent</text:span><text:span text:style-name="T19">.Type.UNLOAD)</text:span></text:p>
      <text:p text:style-name="P19"/>
      <text:p text:style-name="P18"><text:span text:style-name="T19">(....) </text:span></text:p>
      <text:p text:style-name="P18"><text:span text:style-name="T19"/></text:p>
      <text:p text:style-name="P18"><text:span text:style-name="T9">if</text:span><text:span text:style-name="T19"> (handling_event.type() == </text:span><text:span text:style-name="T36">HandlingEvent</text:span><text:span text:style-name="T19">.Type.CLAIM)</text:span></text:p>
      <text:p text:style-name="Standard"><text:span text:style-name="T3"/></text:p>
      <text:p text:style-name="Standard"><text:span text:style-name="T3">Vamos a explicar que es esto y porque queremos solucionarlo de otra forma.</text:span></text:p>
      <text:p text:style-name="Standard"><text:span text:style-name="T3"/></text:p>
      <text:p text:style-name="Standard"><text:span text:style-name="T3">RECEIVE, LOAD, UNLOAD y CLAIM son tipos aplicables a al DDD_Event HandlingEvent. Para implementarlos, en java, utlizan un enum. Podriamos hacer lo mismo aqui, en C#. Pero no somos grandes fans de los enums. No cuando podemos coseguir los mismo con clases e interfaces.</text:span></text:p>
      <text:p text:style-name="Standard"><text:span text:style-name="T3"/></text:p>
      <text:p text:style-name="Standard"><text:span text:style-name="T3">Esta es la razon por la que hemos definido la interface IhandlingEventType de una forma </text:span><text:soft-page-break/><text:span text:style-name="T3">tan explicita (en java se llama Type, sin mas). Porque le reservamos un papel ligeramente diferente.</text:span></text:p>
      <text:p text:style-name="Standard"><text:span text:style-name="T3"/></text:p>
      <text:p text:style-name="Standard"><text:span text:style-name="T3">La idea es poder escribir:</text:span></text:p>
      <text:p text:style-name="Standard"><text:span text:style-name="T3"/></text:p>
      <text:p text:style-name="P18"><text:span text:style-name="T13">if</text:span><text:span text:style-name="T21"> (handling_event.type() == </text:span><text:span text:style-name="T37">HandlingEventType.UNLOAD</text:span><text:span text:style-name="T21">)</text:span></text:p>
      <text:p text:style-name="Standard"><text:span text:style-name="T3"/></text:p>
      <text:p text:style-name="Standard"><text:span text:style-name="T3">en vez de:</text:span></text:p>
      <text:p text:style-name="Standard"><text:span text:style-name="T3"/></text:p>
      <text:p text:style-name="P18"><text:span text:style-name="T13">if</text:span><text:span text:style-name="T21"> (handling_event.type() == </text:span><text:span text:style-name="T37">HandlingEvent</text:span><text:span text:style-name="T21">.Type.UNLOAD)</text:span></text:p>
      <text:p text:style-name="Standard"><text:span text:style-name="T3"/></text:p>
      <text:p text:style-name="Standard"><text:span text:style-name="T3"/></text:p>
      <text:p text:style-name="Standard"><text:span text:style-name="T3">Para ello, vamos a mostrar un tecnica que te permite tener una alternativa a los enums, y que ademas, te permitiria aplicar un minimo de testing.</text:span></text:p>
      <text:p text:style-name="Standard"><text:span text:style-name="T3"/></text:p>
      <text:p text:style-name="Standard"><text:span text:style-name="T3">TODO: Comprobar los que acabamos de escribir sobre el Testing. No lo tengo tan claro.</text:span></text:p>
      <text:p text:style-name="Standard"><text:span text:style-name="T3"/></text:p>
      <text:p text:style-name="Standard"><text:span text:style-name="T3">Empezamos.</text:span></text:p>
      <text:p text:style-name="Standard"><text:span text:style-name="T3"/></text:p>
      <text:p text:style-name="Standard"><text:span text:style-name="T3">Primero - Creamos un tipo derivado de nuestra interface:</text:span></text:p>
      <text:p text:style-name="Standard"><text:span text:style-name="T3"/></text:p>
      <text:p text:style-name="P17"><text:span text:style-name="T13">public</text:span><text:span text:style-name="T21"> </text:span><text:span text:style-name="T13">class</text:span><text:span text:style-name="T21"> </text:span><text:span text:style-name="T31">HandlingEventType</text:span><text:span text:style-name="T21"> : </text:span><text:span text:style-name="T26">IHandlingEventType</text:span><text:span text:style-name="T19"> {}</text:span></text:p>
      <text:p text:style-name="Standard"><text:span text:style-name="T3"/></text:p>
      <text:p text:style-name="Standard"><text:span text:style-name="T3">Segundo – Añadimos un constructor privado sin parametros, de forma que para invocarlo, tengamos que estar dentro de la clase:</text:span></text:p>
      <text:p text:style-name="Standard"><text:span text:style-name="T3"/></text:p>
      <text:p text:style-name="P17"><text:span text:style-name="T13">public</text:span><text:span text:style-name="T21"> </text:span><text:span text:style-name="T13">class</text:span><text:span text:style-name="T21"> </text:span><text:span text:style-name="T31">HandlingEventType</text:span><text:span text:style-name="T21"> : </text:span><text:span text:style-name="T26">IHandlingEventType</text:span></text:p>
      <text:p text:style-name="P19">{</text:p>
      <text:p text:style-name="P18"><text:span text:style-name="T19"><text:s text:c="4"/></text:span><text:span text:style-name="T9">private</text:span><text:span text:style-name="T19"> HandlingEventType(){}</text:span></text:p>
      <text:p text:style-name="P19">}</text:p>
      <text:p text:style-name="Standard"><text:span text:style-name="T3"/></text:p>
      <text:p text:style-name="Standard"><text:span text:style-name="T3">Tercero – Creamos tantos campos (fields) publicos, estaticos y de solo lectura como elementos hay en el enum y ademas hacemos que cada uno de ellos sea del tipo de la interfaz (IHandlingEventType) e invoquen a nuestro constructor privado. Por ejemplo:</text:span></text:p>
      <text:p text:style-name="Standard"><text:span text:style-name="T3"/></text:p>
      <text:p text:style-name="P17"><text:span text:style-name="T13">public</text:span><text:span text:style-name="T21"> </text:span><text:span text:style-name="T13">static readonly</text:span><text:span text:style-name="T21"> </text:span><text:span text:style-name="T26">IHandlingEventType</text:span><text:span text:style-name="T21"> LOAD = </text:span><text:span text:style-name="T13">new</text:span><text:span text:style-name="T21"> </text:span><text:span text:style-name="T31">HandlingEventType</text:span><text:span text:style-name="T21">();</text:span></text:p>
      <text:p text:style-name="Standard"><text:span text:style-name="T3"/></text:p>
      <text:p text:style-name="Standard"><text:span text:style-name="T3">Cuarto – Movemos la clase a su namespace correcto. Este es el resultado final:</text:span></text:p>
      <text:p text:style-name="Standard"><text:span text:style-name="T3"/></text:p>
      <text:p text:style-name="P17"><text:span text:style-name="T13">namespace</text:span><text:span text:style-name="T21"> dddsample.domain.model.handling.aggregate</text:span></text:p>
      <text:p text:style-name="P19">{</text:p>
      <text:p text:style-name="P18"><text:span text:style-name="T19"><text:s text:c="4"/></text:span><text:span text:style-name="T9">public</text:span><text:span text:style-name="T19"> </text:span><text:span text:style-name="T9">class</text:span><text:span text:style-name="T19"> </text:span><text:span text:style-name="T28">HandlingEventType</text:span><text:span text:style-name="T19"> : </text:span><text:span text:style-name="T22">IHandlingEventType</text:span></text:p>
      <text:p text:style-name="P19"><text:s text:c="4"/>{</text:p>
      <text:p text:style-name="P18"><text:span text:style-name="T19"><text:s text:c="8"/></text:span><text:span text:style-name="T13">public</text:span><text:span text:style-name="T21"> </text:span><text:span text:style-name="T13">static readonly</text:span><text:span text:style-name="T19"> </text:span><text:span text:style-name="T22">IHandlingEventType</text:span><text:span text:style-name="T19"> RECEIVE = </text:span><text:span text:style-name="T9">new</text:span><text:span text:style-name="T19"> </text:span><text:span text:style-name="T28">HandlingEventType</text:span><text:span text:style-name="T19">();</text:span></text:p>
      <text:p text:style-name="P18"><text:span text:style-name="T19"><text:s text:c="8"/></text:span><text:span text:style-name="T13">public</text:span><text:span text:style-name="T21"> </text:span><text:span text:style-name="T13">static readonly</text:span><text:span text:style-name="T19"> </text:span><text:span text:style-name="T22">IHandlingEventType</text:span><text:span text:style-name="T19"> LOAD = </text:span><text:span text:style-name="T9">new</text:span><text:span text:style-name="T19"> </text:span><text:span text:style-name="T28">HandlingEventType</text:span><text:span text:style-name="T19">();</text:span></text:p>
      <text:p text:style-name="P18"><text:span text:style-name="T19"><text:s text:c="8"/></text:span><text:span text:style-name="T13">public</text:span><text:span text:style-name="T21"> </text:span><text:span text:style-name="T13">static readonly</text:span><text:span text:style-name="T19"> </text:span><text:span text:style-name="T22">IHandlingEventType</text:span><text:span text:style-name="T19"> UNLOAD = </text:span><text:span text:style-name="T9">new</text:span><text:span text:style-name="T19"> </text:span><text:span text:style-name="T28">HandlingEventType</text:span><text:span text:style-name="T19">();</text:span></text:p>
      <text:p text:style-name="P18"><text:span text:style-name="T19"><text:s text:c="8"/></text:span><text:span text:style-name="T13">public</text:span><text:span text:style-name="T21"> </text:span><text:span text:style-name="T13">static readonly</text:span><text:span text:style-name="T19"> </text:span><text:span text:style-name="T22">IHandlingEventType</text:span><text:span text:style-name="T19"> CLAIM = </text:span><text:span text:style-name="T9">new</text:span><text:span text:style-name="T19"> </text:span><text:span text:style-name="T28">HandlingEventType</text:span><text:span text:style-name="T19">();</text:span></text:p>
      <text:p text:style-name="P18"><text:span text:style-name="T19"><text:s text:c="8"/></text:span><text:span text:style-name="T13">public</text:span><text:span text:style-name="T21"> </text:span><text:span text:style-name="T13">static readonly</text:span><text:span text:style-name="T19"> </text:span><text:span text:style-name="T22">IHandlingEventType</text:span><text:span text:style-name="T19"> CUSTOMS = </text:span><text:span text:style-name="T9">new</text:span><text:span text:style-name="T19"> </text:span><text:span text:style-name="T28">HandlingEventType</text:span><text:span text:style-name="T19">();</text:span></text:p>
      <text:p text:style-name="P19"/>
      <text:p text:style-name="P18"><text:span text:style-name="T19"><text:s text:c="8"/></text:span><text:span text:style-name="T9">private</text:span><text:span text:style-name="T19"> HandlingEventType(){}</text:span></text:p>
      <text:p text:style-name="P19"><text:s text:c="4"/>}</text:p>
      <text:p text:style-name="P19">}</text:p>
      <text:p text:style-name="Standard"><text:span text:style-name="T3"/></text:p>
      <text:p text:style-name="Standard"><text:span text:style-name="T3">Ahora ya podemos usar la clase tal y como queriamos:</text:span></text:p>
      <text:p text:style-name="Standard"><text:span text:style-name="T3"/></text:p>
      <text:p text:style-name="P17"><text:span text:style-name="T13">if</text:span><text:span text:style-name="T21"> (handling_event.type() == </text:span><text:span text:style-name="T31">HandlingEventType</text:span><text:span text:style-name="T21">.RECEIVE)</text:span></text:p>
      <text:p text:style-name="Standard"><text:span text:style-name="T3"/></text:p>
      <text:p text:style-name="Standard"><text:span text:style-name="T3">Es importante darse cuenta de que HandlingEventType viola la "O" de S.O.L.I.D flagrantemente, ya que si queremos añadir un nuevo tipo de evento, tenemos cerrada la extension y abierta la modificacion (justo al contrario de lo que establece el Open/Closed Principle, que nos dice que debemos estar abiertos a la extension, pero cerrados a la modificacion).</text:span></text:p>
      <text:p text:style-name="Standard"><text:soft-page-break/><text:span text:style-name="T3"/></text:p>
      <text:p text:style-name="Standard"><text:span text:style-name="T3">Una vez hecha la advertencia, podemos continuar, ya que, pese a todo, estamos contentos con la solucion.</text:span></text:p>
      <text:p text:style-name="Standard"><text:span text:style-name="T3"/></text:p>
      <text:p text:style-name="P1"><text:span text:style-name="T38">Analisis Previo – Consideraciones finales</text:span><text:span text:style-name="T3">:</text:span></text:p>
      <text:p text:style-name="Standard"><text:span text:style-name="T3"/></text:p>
      <text:p text:style-name="P1">Hay un ultimo escollo que tenemos que salvar antes de poder ponernos con las BDD_Specs, y es que Itinerary hace uso de un objeto creado internamente en Location (la implementacion de ILocation) y que no tiene otro cometido que señalar que Location.UNKNOWN:</text:p>
      <text:p text:style-name="P1"/>
      <text:p text:style-name="P3"><text:span text:style-name="T9">return</text:span><text:span text:style-name="T19"> </text:span><text:span text:style-name="T28">Location</text:span><text:span text:style-name="T19">.</text:span><text:span text:style-name="T36">UNKNOWN</text:span><text:span text:style-name="T19">;</text:span></text:p>
      <text:p text:style-name="P1"/>
      <text:p text:style-name="P1">Para ello usa el siguiente codigo (traducido a C#):</text:p>
      <text:p text:style-name="P1"/>
      <text:p text:style-name="P3"><text:span text:style-name="T9">public</text:span><text:span text:style-name="T19"> </text:span><text:span text:style-name="T9">class</text:span><text:span text:style-name="T19"> </text:span><text:span text:style-name="T28">Location</text:span><text:span text:style-name="T19"> : </text:span><text:span text:style-name="T22">ILocation</text:span></text:p>
      <text:p text:style-name="P19">{</text:p>
      <text:p text:style-name="P18"><text:span text:style-name="T19"><text:s text:c="4"/></text:span><text:span text:style-name="T9">///</text:span><text:span text:style-name="T52"> </text:span><text:span text:style-name="T9">&lt;summary&gt;</text:span></text:p>
      <text:p text:style-name="P18"><text:span text:style-name="T19"><text:s text:c="4"/></text:span><text:span text:style-name="T9">///</text:span><text:span text:style-name="T52"> Special Location object that marks an unknown location.</text:span></text:p>
      <text:p text:style-name="P18"><text:span text:style-name="T19"><text:s text:c="4"/></text:span><text:span text:style-name="T9">///</text:span><text:span text:style-name="T52"> </text:span><text:span text:style-name="T9">&lt;/summary&gt;</text:span></text:p>
      <text:p text:style-name="P18"><text:span text:style-name="T19"><text:s text:c="4"/></text:span><text:span text:style-name="T9">public</text:span><text:span text:style-name="T19"> </text:span><text:span text:style-name="T9">static</text:span><text:span text:style-name="T19"> </text:span><text:span text:style-name="T9">readonly</text:span><text:span text:style-name="T19"> </text:span><text:span text:style-name="T28">Location</text:span><text:span text:style-name="T19"> UNKNOWN = </text:span><text:span text:style-name="T9">new</text:span><text:span text:style-name="T19"> </text:span><text:span text:style-name="T28">Location</text:span><text:span text:style-name="T19">(</text:span><text:span text:style-name="T9">new</text:span><text:span text:style-name="T19"> </text:span><text:span text:style-name="T36">UnLocode</text:span><text:span text:style-name="T19">(</text:span><text:span text:style-name="T22">"XXXXX"</text:span><text:span text:style-name="T19">), </text:span></text:p>
      <text:p text:style-name="P18"><text:span text:style-name="T19"><text:s text:c="59"/></text:span><text:span text:style-name="T22">"Unknown location"</text:span><text:span text:style-name="T19">);</text:span></text:p>
      <text:p text:style-name="P19"/>
      <text:p text:style-name="P18"><text:span text:style-name="T19"><text:s text:c="4"/></text:span><text:span text:style-name="T20">(....)</text:span></text:p>
      <text:p text:style-name="P20">}</text:p>
      <text:p text:style-name="P1"/>
      <text:p text:style-name="P1">Que, si conseguimos olvidarnos por un segunde de ese codigo rojo, deberia sonarnos ya que se parece sospechosamente a la solucion que adoptamos hace unos instantes para deshacernos del enum. </text:p>
      <text:p text:style-name="P1"/>
      <text:p text:style-name="P1">Esto nos permite que</text:p>
      <text:p text:style-name="P1"/>
      <text:p text:style-name="P3"><text:span text:style-name="T9">return</text:span><text:span text:style-name="T19"> </text:span><text:span text:style-name="T28">Location</text:span><text:span text:style-name="T19">.UNKNOWN;</text:span></text:p>
      <text:p text:style-name="P1"/>
      <text:p text:style-name="P1">tenga un color mas saludable.</text:p>
      <text:p text:style-name="P1"/>
      <text:p text:style-name="P1">La labor que desempeña desde el punto de vista de Itinerary, no es otra que marcar que Location.UNKNOWN. Prefeririamos no tener una implementacion de ILocation y en cierta forma aplazar la decision sin que por ello nuestro codigo no compile, pero ya que, precisamente vamos a tratar con "legacy code", nos parece que mantener esta implementacio es una buena maldad, ya que convierte el codigo cliente que hace uso de Location.UNKNOWN en intestable desde un punot de vista mockista. Lo unico que vamos a cambiar va a ser el nombre de la clase, de forma que cuando mas adelante implementemos la veradera ILocation desd un punto de vista BDD (escribiendo el codigo de la BDD_Spec ANTES), no nos moleste.</text:p>
      <text:p text:style-name="P1"/>
      <text:p text:style-name="P1">Para ello hemos decidido ponerle el nombre de LocationImplementationExample:</text:p>
      <text:p text:style-name="P1"/>
      <text:p text:style-name="P3"><text:span text:style-name="T9">namespace</text:span><text:span text:style-name="T19"> dddsample.domain.model.location.aggregate</text:span></text:p>
      <text:p text:style-name="P19">{</text:p>
      <text:p text:style-name="P18"><text:span text:style-name="T19"><text:s text:c="4"/></text:span><text:span text:style-name="T9">public</text:span><text:span text:style-name="T19"> </text:span><text:span text:style-name="T9">class</text:span><text:span text:style-name="T19"> </text:span><text:span text:style-name="T28">LocationImplementationExample</text:span><text:span text:style-name="T19"> : </text:span><text:span text:style-name="T22">ILocation</text:span></text:p>
      <text:p text:style-name="P19"><text:s text:c="4"/>{</text:p>
      <text:p text:style-name="P18"><text:span text:style-name="T19"><text:s text:c="8"/></text:span><text:span text:style-name="T9">///</text:span><text:span text:style-name="T52"> </text:span><text:span text:style-name="T9">&lt;summary&gt;</text:span></text:p>
      <text:p text:style-name="P18"><text:span text:style-name="T19"><text:s text:c="8"/></text:span><text:span text:style-name="T9">///</text:span><text:span text:style-name="T52"> Special Location object that marks an unknown location.</text:span></text:p>
      <text:p text:style-name="P18"><text:span text:style-name="T19"><text:s text:c="8"/></text:span><text:span text:style-name="T9">///</text:span><text:span text:style-name="T52"> </text:span><text:span text:style-name="T9">&lt;/summary&gt;</text:span></text:p>
      <text:p text:style-name="P18"><text:span text:style-name="T19"><text:s text:c="8"/></text:span><text:span text:style-name="T9">public</text:span><text:span text:style-name="T19"> </text:span><text:span text:style-name="T9">static</text:span><text:span text:style-name="T19"> </text:span><text:span text:style-name="T9">readonly</text:span><text:span text:style-name="T19"> </text:span><text:span text:style-name="T28">LocationImplementationExample</text:span><text:span text:style-name="T19"> UNKNOWN = </text:span></text:p>
      <text:p text:style-name="P18"><text:span text:style-name="T19"><text:s text:c="11"/></text:span><text:span text:style-name="T9">new</text:span><text:span text:style-name="T19"> </text:span><text:span text:style-name="T28">LocationImplementationExample</text:span><text:span text:style-name="T19">();</text:span></text:p>
      <text:p text:style-name="P19"/>
      <text:p text:style-name="P18"><text:span text:style-name="T19"><text:s text:c="8"/></text:span><text:span text:style-name="T9">public</text:span><text:span text:style-name="T19"> </text:span><text:span text:style-name="T9">bool</text:span><text:span text:style-name="T19"> has_the_same_identity_as(</text:span><text:span text:style-name="T22">ILocation</text:span><text:span text:style-name="T19"> the_other_entity)</text:span></text:p>
      <text:p text:style-name="P19"><text:s text:c="8"/>{</text:p>
      <text:p text:style-name="P18"><text:span text:style-name="T19"><text:s text:c="12"/></text:span><text:span text:style-name="T9">throw</text:span><text:span text:style-name="T19"> </text:span><text:span text:style-name="T9">new</text:span><text:span text:style-name="T19"> </text:span><text:span text:style-name="T32">NotImplementedException</text:span><text:span text:style-name="T20">();</text:span></text:p>
      <text:p text:style-name="P20"><text:s text:c="8"/>}</text:p>
      <text:p text:style-name="P20"/>
      <text:p text:style-name="P18"><text:span text:style-name="T20"><text:s text:c="8"/></text:span><text:span text:style-name="T14">public</text:span><text:span text:style-name="T20"> </text:span><text:span text:style-name="T27">ILocation</text:span><text:span text:style-name="T20"> location_unknown()</text:span></text:p>
      <text:p text:style-name="P20"><text:soft-page-break/><text:s text:c="8"/>{</text:p>
      <text:p text:style-name="P18"><text:span text:style-name="T20"><text:s text:c="12"/></text:span><text:span text:style-name="T14">throw</text:span><text:span text:style-name="T20"> </text:span><text:span text:style-name="T14">new</text:span><text:span text:style-name="T20"> </text:span><text:span text:style-name="T32">NotImplementedException</text:span><text:span text:style-name="T20">();</text:span></text:p>
      <text:p text:style-name="P20"><text:s text:c="8"/>}</text:p>
      <text:p text:style-name="P20"><text:s text:c="4"/>}</text:p>
      <text:p text:style-name="P20">}</text:p>
      <text:p text:style-name="P1"/>
      <text:p text:style-name="P1">Comprobamos que todo compila y que nuestras BDD_Specs previas siguen funcionando:</text:p>
      <text:p text:style-name="P1"/>
      <text:p text:style-name="P22">125 passed, 0 failed, 0 skipped, took 6,04 seconds (Machine.Specifications 0.3.0).</text:p>
      <text:p text:style-name="P1"/>
      <text:p text:style-name="P1">Ahora si que estamos listos para enfrentarnos al codigo de Itinerary.</text:p>
      <text:p text:style-name="P1"/>
      <text:p text:style-name="P1"/>
      <text:p text:style-name="P1"><text:span text:style-name="T38">BDDSpec Legacy Itinerary</text:span>:</text:p>
      <text:p text:style-name="P1"/>
      <text:p text:style-name="P1">En vez de mostrar todo el codigo de Itinerary nada mas empezar, hemos decidido que, al comienzo de cada BDD_Spec, mostraremos el codigo que intentamos testar. Siempre puedes ir directamente al codigo fuente y consultarlo alli.</text:p>
      <text:p text:style-name="P1"/>
      <text:p text:style-name="P1"><text:span text:style-name="T38">BDDSpec Legacy Itinerary – WHE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7H32M51S</meta:editing-duration>
    <meta:editing-cycles>14</meta:editing-cycles>
    <meta:generator>OpenOffice.org/3.2$Win32 OpenOffice.org_project/320m12$Build-9483</meta:generator>
    <dc:date>2010-06-18T18:29:45.50</dc:date>
    <meta:document-statistic meta:table-count="0" meta:image-count="0" meta:object-count="0" meta:page-count="9" meta:paragraph-count="255" meta:word-count="2947" meta:character-count="20757"/>
    <meta:user-defined meta:name="Info 1"/>
    <meta:user-defined meta:name="Info 2"/>
    <meta:user-defined meta:name="Info 3"/>
    <meta:user-defined meta:name="Info 4"/>
  </office:meta>
</office:document-meta>
</file>